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5b0" officeooo:paragraph-rsid="001aa5b0"/>
    </style:style>
    <style:style style:name="P2" style:family="paragraph" style:parent-style-name="Standard">
      <style:text-properties officeooo:rsid="001c5882" officeooo:paragraph-rsid="001c5882"/>
    </style:style>
    <style:style style:name="P3" style:family="paragraph" style:parent-style-name="Standard">
      <style:text-properties officeooo:rsid="001cbece" officeooo:paragraph-rsid="001cbece"/>
    </style:style>
    <style:style style:name="P4" style:family="paragraph" style:parent-style-name="Standard">
      <style:text-properties officeooo:rsid="001aa5b0" officeooo:paragraph-rsid="001aa5b0" fo:background-color="#cc0000"/>
    </style:style>
    <style:style style:name="P5" style:family="paragraph" style:parent-style-name="Standard">
      <style:text-properties officeooo:rsid="001c5882" officeooo:paragraph-rsid="001c5882" fo:background-color="#cc0000"/>
    </style:style>
    <style:style style:name="P6" style:family="paragraph" style:parent-style-name="Standard">
      <style:text-properties officeooo:rsid="001cbece" officeooo:paragraph-rsid="001cbece" fo:background-color="#cc0000"/>
    </style:style>
    <style:style style:name="P7" style:family="paragraph" style:parent-style-name="Standard">
      <style:text-properties officeooo:rsid="001aa5b0" officeooo:paragraph-rsid="001aa5b0" fo:background-color="#cc0000"/>
    </style:style>
    <style:style style:name="P8" style:family="paragraph" style:parent-style-name="Standard">
      <style:text-properties officeooo:rsid="0004d0c7" officeooo:paragraph-rsid="001d7979" fo:background-color="#cc0000"/>
    </style:style>
    <style:style style:name="P9" style:family="paragraph" style:parent-style-name="Standard">
      <style:text-properties officeooo:rsid="000310f9" officeooo:paragraph-rsid="001d7979"/>
    </style:style>
    <style:style style:name="P10" style:family="paragraph" style:parent-style-name="Standard">
      <style:text-properties officeooo:rsid="00041bab" officeooo:paragraph-rsid="001d7979"/>
    </style:style>
    <style:style style:name="P11" style:family="paragraph" style:parent-style-name="Standard">
      <style:text-properties officeooo:rsid="00043b83" officeooo:paragraph-rsid="001d7979"/>
    </style:style>
    <style:style style:name="P12" style:family="paragraph" style:parent-style-name="Standard">
      <style:text-properties officeooo:rsid="0004d0c7" officeooo:paragraph-rsid="001d7979"/>
    </style:style>
    <style:style style:name="P13" style:family="paragraph" style:parent-style-name="Standard">
      <style:paragraph-properties fo:text-align="center" style:justify-single-word="false"/>
      <style:text-properties officeooo:rsid="001d7979" officeooo:paragraph-rsid="001d7979" fo:background-color="#ffff00"/>
    </style:style>
    <style:style style:name="T1" style:family="text">
      <style:text-properties fo:background-color="#cc00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VUE JS</text:p>
      <text:p text:style-name="P9"/>
      <text:p text:style-name="P9">C’est une librairie de JS</text:p>
      <text:p text:style-name="P9"/>
      <text:p text:style-name="P10">C’est un fichier JS qu’on va linker sur notre page HTML</text:p>
      <text:p text:style-name="P10">CDN : site pour aller chercher les liens sans avoir à les télécharger</text:p>
      <text:p text:style-name="P10"/>
      <text:p text:style-name="P11">Tous les composants dans vueJS sont des vues</text:p>
      <text:p text:style-name="P11"/>
      <text:p text:style-name="P10"/>
      <text:p text:style-name="P10">Dans l’éditeur de texte page HTML :</text:p>
      <text:p text:style-name="P10">&lt;div id=’app’&gt;</text:p>
      <text:p text:style-name="P10"><text:tab/>{{ message }}</text:p>
      <text:p text:style-name="P10"><text:tab/>&lt;input type= « text »v-model= « message » :value= « message »&gt;</text:p>
      <text:p text:style-name="P10">&lt;/div&gt;</text:p>
      <text:p text:style-name="P10"/>
      <text:p text:style-name="P10">dans l’éditeur de texte page JS :</text:p>
      <text:p text:style-name="P10">new Vue ({</text:p>
      <text:p text:style-name="P10"><text:tab/>el : ‘#app’,</text:p>
      <text:p text:style-name="P10"><text:tab/>data : {</text:p>
      <text:p text:style-name="P10"><text:tab/><text:tab/>message : ‘hello’</text:p>
      <text:p text:style-name="P10">}</text:p>
      <text:p text:style-name="P10">})</text:p>
      <text:p text:style-name="P10"/>
      <text:p text:style-name="P12">Composant = vue</text:p>
      <text:p text:style-name="P8"/>
      <text:p text:style-name="P4"/>
      <text:p text:style-name="P4"/>
      <text:p text:style-name="P4">App.vue</text:p>
      <text:p text:style-name="P4"/>
      <text:p text:style-name="P1">&lt;template&gt;</text:p>
      <text:p text:style-name="P1"><text:s text:c="2"/>&lt;div id="app"&gt;</text:p>
      <text:p text:style-name="P1"><text:s text:c="4"/>&lt;img src="./assets/logo.png"&gt;</text:p>
      <text:p text:style-name="P1"><text:s text:c="4"/>&lt;!-- &lt;test&gt;&lt;/test&gt; --&gt;</text:p>
      <text:p text:style-name="P1"><text:s text:c="4"/>&lt;router-view&gt;&lt;/router-view&gt;</text:p>
      <text:p text:style-name="P1"><text:s text:c="4"/>&lt;router-link :to="{name: 'Hello'}"&gt;Hello&lt;/router-link&gt;</text:p>
      <text:p text:style-name="P1"><text:s text:c="4"/>&lt;router-link :to="{name: 'Test'}"&gt;Test&lt;/router-link&gt;</text:p>
      <text:p text:style-name="P1"><text:s text:c="2"/>&lt;/div&gt;</text:p>
      <text:p text:style-name="P1">&lt;/template&gt;</text:p>
      <text:p text:style-name="P1"/>
      <text:p text:style-name="P1">&lt;script&gt;</text:p>
      <text:p text:style-name="P1">import test from './components/test'</text:p>
      <text:p text:style-name="P1">export default {</text:p>
      <text:p text:style-name="P1"><text:s text:c="2"/>name: 'app',</text:p>
      <text:p text:style-name="P1"><text:s text:c="2"/>components: {</text:p>
      <text:p text:style-name="P1"><text:s text:c="4"/>test</text:p>
      <text:p text:style-name="P1"><text:s text:c="2"/>}</text:p>
      <text:p text:style-name="P1">}</text:p>
      <text:p text:style-name="P1">&lt;/script&gt;</text:p>
      <text:p text:style-name="P1"/>
      <text:p text:style-name="P1">&lt;style scoped&gt;</text:p>
      <text:p text:style-name="P1">#app {</text:p>
      <text:p text:style-name="P1"><text:soft-page-break/><text:s text:c="2"/>font-family: 'Avenir', Helvetica, Arial, sans-serif;</text:p>
      <text:p text:style-name="P1"><text:s text:c="2"/>-webkit-font-smoothing: antialiased;</text:p>
      <text:p text:style-name="P1"><text:s text:c="2"/>-moz-osx-font-smoothing: grayscale;</text:p>
      <text:p text:style-name="P1"><text:s text:c="2"/>text-align: center;</text:p>
      <text:p text:style-name="P1"><text:s text:c="2"/>color: #2c3e50;</text:p>
      <text:p text:style-name="P1"><text:s text:c="2"/>margin-top: 60px;</text:p>
      <text:p text:style-name="P1">}</text:p>
      <text:p text:style-name="P1">&lt;/style&gt;</text:p>
      <text:p text:style-name="P1"/>
      <text:p text:style-name="P5">index.js</text:p>
      <text:p text:style-name="P2"/>
      <text:p text:style-name="P2">import Vue from 'vue'</text:p>
      <text:p text:style-name="P2">import Router from 'vue-router'</text:p>
      <text:p text:style-name="P2">import Hello from '@/components/Hello'</text:p>
      <text:p text:style-name="P2">import Test from '@/components/test'</text:p>
      <text:p text:style-name="P2"/>
      <text:p text:style-name="P2">Vue.use(Router)</text:p>
      <text:p text:style-name="P2"/>
      <text:p text:style-name="P2">export default new Router({</text:p>
      <text:p text:style-name="P2"><text:s text:c="2"/>mode: 'history',</text:p>
      <text:p text:style-name="P2"><text:s text:c="2"/>routes: [</text:p>
      <text:p text:style-name="P2"><text:s text:c="4"/>{</text:p>
      <text:p text:style-name="P2"><text:s text:c="6"/>path: '/',</text:p>
      <text:p text:style-name="P2"><text:s text:c="6"/>name: 'Hello',</text:p>
      <text:p text:style-name="P2"><text:s text:c="6"/>component: Hello</text:p>
      <text:p text:style-name="P2"><text:s text:c="4"/>},</text:p>
      <text:p text:style-name="P2"><text:s text:c="4"/>{</text:p>
      <text:p text:style-name="P2"><text:s text:c="6"/>path: '/test',</text:p>
      <text:p text:style-name="P2"><text:s text:c="6"/>name: 'Test',</text:p>
      <text:p text:style-name="P2"><text:s text:c="6"/>component: Test</text:p>
      <text:p text:style-name="P2"><text:s text:c="4"/>}</text:p>
      <text:p text:style-name="P2"><text:s text:c="2"/>]</text:p>
      <text:p text:style-name="P2">})</text:p>
      <text:p text:style-name="P2"/>
      <text:p text:style-name="P2"/>
      <text:p text:style-name="P5">test.vue</text:p>
      <text:p text:style-name="P2"/>
      <text:p text:style-name="P2">&lt;template&gt;</text:p>
      <text:p text:style-name="P2"><text:s text:c="2"/>&lt;div id="test"&gt;</text:p>
      <text:p text:style-name="P2"><text:s text:c="4"/>&lt;h1 v-if="isDisplay" v-for="(person, index) in msg"&gt;{{ index }} {{ person.nom }} {{ person.prenom}}&lt;/h1&gt;</text:p>
      <text:p text:style-name="P2"><text:s text:c="4"/>&lt;button @click="isDisplay = !isDisplay"&gt;isDisplay&lt;/button&gt;</text:p>
      <text:p text:style-name="P2"><text:s text:c="2"/>&lt;/div&gt;</text:p>
      <text:p text:style-name="P2">&lt;/template&gt;</text:p>
      <text:p text:style-name="P2"/>
      <text:p text:style-name="P2">&lt;script&gt;</text:p>
      <text:p text:style-name="P2"><text:s text:c="2"/>export default {</text:p>
      <text:p text:style-name="P2"><text:s text:c="4"/>name: 'test',</text:p>
      <text:p text:style-name="P2"><text:s text:c="4"/>data () {</text:p>
      <text:p text:style-name="P2"><text:s text:c="6"/>return {</text:p>
      <text:p text:style-name="P2"><text:s text:c="8"/>isDisplay: true,</text:p>
      <text:p text:style-name="P2"><text:s text:c="8"/>msg: [</text:p>
      <text:p text:style-name="P2"><text:soft-page-break/><text:s text:c="10"/>{</text:p>
      <text:p text:style-name="P2"><text:s text:c="12"/>nom: 'bla',</text:p>
      <text:p text:style-name="P2"><text:s text:c="12"/>prenom: 'blabla'</text:p>
      <text:p text:style-name="P2"><text:s text:c="10"/>},</text:p>
      <text:p text:style-name="P2"><text:s text:c="10"/>{</text:p>
      <text:p text:style-name="P2"><text:s text:c="12"/>nom: 'deqdes',</text:p>
      <text:p text:style-name="P2"><text:s text:c="12"/>prenom: 'garry'</text:p>
      <text:p text:style-name="P2"><text:s text:c="10"/>}</text:p>
      <text:p text:style-name="P2"><text:s text:c="8"/>]</text:p>
      <text:p text:style-name="P2"><text:s text:c="6"/>}</text:p>
      <text:p text:style-name="P2"><text:s text:c="4"/>}</text:p>
      <text:p text:style-name="P2"><text:s text:c="2"/>}</text:p>
      <text:p text:style-name="P2">&lt;/script&gt;</text:p>
      <text:p text:style-name="P2"/>
      <text:p text:style-name="P2"/>
      <text:p text:style-name="P3"><text:span text:style-name="T1">index.htm</text:span>l</text:p>
      <text:p text:style-name="P3"/>
      <text:p text:style-name="P3">&lt;!DOCTYPE html&gt;</text:p>
      <text:p text:style-name="P3">&lt;html&gt;</text:p>
      <text:p text:style-name="P3"><text:s text:c="2"/>&lt;head&gt;</text:p>
      <text:p text:style-name="P3"><text:s text:c="4"/>&lt;meta charset="utf-8"&gt;</text:p>
      <text:p text:style-name="P3"><text:s text:c="4"/>&lt;title&gt;test&lt;/title&gt;</text:p>
      <text:p text:style-name="P3"><text:s text:c="2"/>&lt;/head&gt;</text:p>
      <text:p text:style-name="P3"><text:s text:c="2"/>&lt;body&gt;</text:p>
      <text:p text:style-name="P3"><text:s text:c="4"/>&lt;div id="app"&gt;&lt;/div&gt;</text:p>
      <text:p text:style-name="P3"><text:s text:c="4"/>&lt;!-- built files will be auto injected --&gt;</text:p>
      <text:p text:style-name="P3"><text:s text:c="2"/>&lt;/body&gt;</text:p>
      <text:p text:style-name="P3">&lt;/html&gt;</text:p>
      <text:p text:style-name="P3"/>
      <text:p text:style-name="P6">main.js</text:p>
      <text:p text:style-name="P3"/>
      <text:p text:style-name="P3">// The Vue build version to load with the `import` command</text:p>
      <text:p text:style-name="P3">// (runtime-only or standalone) has been set in webpack.base.conf with an alias.</text:p>
      <text:p text:style-name="P3">import Vue from 'vue'</text:p>
      <text:p text:style-name="P3">import App from './App'</text:p>
      <text:p text:style-name="P3">import router from './router'</text:p>
      <text:p text:style-name="P3"/>
      <text:p text:style-name="P3">Vue.config.productionTip = false</text:p>
      <text:p text:style-name="P3"/>
      <text:p text:style-name="P3">/* eslint-disable no-new */</text:p>
      <text:p text:style-name="P3">new Vue({</text:p>
      <text:p text:style-name="P3"><text:s text:c="2"/>el: '#app',</text:p>
      <text:p text:style-name="P3"><text:s text:c="2"/>router,</text:p>
      <text:p text:style-name="P3"><text:s text:c="2"/>template: '&lt;App/&gt;',</text:p>
      <text:p text:style-name="P3"><text:s text:c="2"/>components: { App }</text:p>
      <text:p text:style-name="P3">})</text:p>
      <text:p text:style-name="P3"/>
      <text:p text:style-name="P6">package.json</text:p>
      <text:p text:style-name="P3"/>
      <text:p text:style-name="P3">{</text:p>
      <text:p text:style-name="P3"><text:s text:c="2"/>"name": "test",</text:p>
      <text:p text:style-name="P3"><text:s text:c="2"/>"version": "1.0.0",</text:p>
      <text:p text:style-name="P3"><text:soft-page-break/><text:s text:c="2"/>"description": "A Vue.js project",</text:p>
      <text:p text:style-name="P3"><text:s text:c="2"/>"author": "emga &lt;emelinegatty@gmail.com&gt;",</text:p>
      <text:p text:style-name="P3"><text:s text:c="2"/>"private": true,</text:p>
      <text:p text:style-name="P3"><text:s text:c="2"/>"scripts": {</text:p>
      <text:p text:style-name="P3"><text:s text:c="4"/>"dev": "node build/dev-server.js",</text:p>
      <text:p text:style-name="P3"><text:s text:c="4"/>"build": "node build/build.js",</text:p>
      <text:p text:style-name="P3"><text:s text:c="4"/>"unit": "cross-env BABEL_ENV=test karma start test/unit/karma.conf.js --single-run",</text:p>
      <text:p text:style-name="P3"><text:s text:c="4"/>"e2e": "node test/e2e/runner.js",</text:p>
      <text:p text:style-name="P3"><text:s text:c="4"/>"test": "npm run unit &amp;&amp; npm run e2e",</text:p>
      <text:p text:style-name="P3"><text:s text:c="4"/>"lint": "eslint --ext .js,.vue src test/unit/specs test/e2e/specs"</text:p>
      <text:p text:style-name="P3"><text:s text:c="2"/>},</text:p>
      <text:p text:style-name="P3"><text:s text:c="2"/>"dependencies": {</text:p>
      <text:p text:style-name="P3"><text:s text:c="4"/>"vue": "^2.2.1",</text:p>
      <text:p text:style-name="P3"><text:s text:c="4"/>"vue-router": "^2.2.0"</text:p>
      <text:p text:style-name="P3"><text:s text:c="2"/>},</text:p>
      <text:p text:style-name="P3"><text:s text:c="2"/>"devDependencies": {</text:p>
      <text:p text:style-name="P3"><text:s text:c="4"/>"autoprefixer": "^6.7.2",</text:p>
      <text:p text:style-name="P3"><text:s text:c="4"/>"babel-core": "^6.22.1",</text:p>
      <text:p text:style-name="P3"><text:s text:c="4"/>"babel-eslint": "^7.1.1",</text:p>
      <text:p text:style-name="P3"><text:s text:c="4"/>"babel-loader": "^6.2.10",</text:p>
      <text:p text:style-name="P3"><text:s text:c="4"/>"babel-plugin-transform-runtime": "^6.22.0",</text:p>
      <text:p text:style-name="P3"><text:s text:c="4"/>"babel-preset-latest": "^6.22.0",</text:p>
      <text:p text:style-name="P3"><text:s text:c="4"/>"babel-preset-stage-2": "^6.22.0",</text:p>
      <text:p text:style-name="P3"><text:s text:c="4"/>"babel-register": "^6.22.0",</text:p>
      <text:p text:style-name="P3"><text:s text:c="4"/>"chalk": "^1.1.3",</text:p>
      <text:p text:style-name="P3"><text:s text:c="4"/>"connect-history-api-fallback": "^1.3.0",</text:p>
      <text:p text:style-name="P3"><text:s text:c="4"/>"copy-webpack-plugin": "^4.0.1",</text:p>
      <text:p text:style-name="P3"><text:s text:c="4"/>"css-loader": "^0.26.1",</text:p>
      <text:p text:style-name="P3"><text:s text:c="4"/>"eslint": "^3.14.1",</text:p>
      <text:p text:style-name="P3"><text:s text:c="4"/>"eslint-friendly-formatter": "^2.0.7",</text:p>
      <text:p text:style-name="P3"><text:s text:c="4"/>"eslint-loader": "^1.6.1",</text:p>
      <text:p text:style-name="P3"><text:s text:c="4"/>"eslint-plugin-html": "^2.0.0",</text:p>
      <text:p text:style-name="P3"><text:s text:c="4"/>"eslint-config-standard": "^6.2.1",</text:p>
      <text:p text:style-name="P3"><text:s text:c="4"/>"eslint-plugin-promise": "^3.4.0",</text:p>
      <text:p text:style-name="P3"><text:s text:c="4"/>"eslint-plugin-standard": "^2.0.1",</text:p>
      <text:p text:style-name="P3"><text:s text:c="4"/>"eventsource-polyfill": "^0.9.6",</text:p>
      <text:p text:style-name="P3"><text:s text:c="4"/>"express": "^4.14.1",</text:p>
      <text:p text:style-name="P3"><text:s text:c="4"/>"extract-text-webpack-plugin": "^2.0.0",</text:p>
      <text:p text:style-name="P3"><text:s text:c="4"/>"file-loader": "^0.10.0",</text:p>
      <text:p text:style-name="P3"><text:s text:c="4"/>"friendly-errors-webpack-plugin": "^1.1.3",</text:p>
      <text:p text:style-name="P3"><text:s text:c="4"/>"function-bind": "^1.1.0",</text:p>
      <text:p text:style-name="P3"><text:s text:c="4"/>"html-webpack-plugin": "^2.28.0",</text:p>
      <text:p text:style-name="P3"><text:s text:c="4"/>"http-proxy-middleware": "^0.17.3",</text:p>
      <text:p text:style-name="P3"><text:s text:c="4"/>"webpack-bundle-analyzer": "^2.2.1",</text:p>
      <text:p text:style-name="P3"><text:s text:c="4"/>"cross-env": "^3.1.4",</text:p>
      <text:p text:style-name="P3"><text:s text:c="4"/>"karma": "^1.4.1",</text:p>
      <text:p text:style-name="P3"><text:s text:c="4"/>"karma-coverage": "^1.1.1",</text:p>
      <text:p text:style-name="P3"><text:s text:c="4"/>"karma-mocha": "^1.3.0",</text:p>
      <text:p text:style-name="P3"><text:s text:c="4"/>"karma-phantomjs-launcher": "^1.0.2",</text:p>
      <text:p text:style-name="P3"><text:s text:c="4"/>"karma-sinon-chai": "^1.2.4",</text:p>
      <text:p text:style-name="P3"><text:s text:c="4"/>"karma-sourcemap-loader": "^0.3.7",</text:p>
      <text:p text:style-name="P3"><text:s text:c="4"/>"karma-spec-reporter": "0.0.26",</text:p>
      <text:p text:style-name="P3"><text:soft-page-break/><text:s text:c="4"/>"karma-webpack": "^2.0.2",</text:p>
      <text:p text:style-name="P3"><text:s text:c="4"/>"lolex": "^1.5.2",</text:p>
      <text:p text:style-name="P3"><text:s text:c="4"/>"mocha": "^3.2.0",</text:p>
      <text:p text:style-name="P3"><text:s text:c="4"/>"chai": "^3.5.0",</text:p>
      <text:p text:style-name="P3"><text:s text:c="4"/>"sinon": "^1.17.7",</text:p>
      <text:p text:style-name="P3"><text:s text:c="4"/>"sinon-chai": "^2.8.0",</text:p>
      <text:p text:style-name="P3"><text:s text:c="4"/>"inject-loader": "^2.0.1",</text:p>
      <text:p text:style-name="P3"><text:s text:c="4"/>"babel-plugin-istanbul": "^3.1.2",</text:p>
      <text:p text:style-name="P3"><text:s text:c="4"/>"phantomjs-prebuilt": "^2.1.14",</text:p>
      <text:p text:style-name="P3"><text:s text:c="4"/>"chromedriver": "^2.27.2",</text:p>
      <text:p text:style-name="P3"><text:s text:c="4"/>"cross-spawn": "^5.0.1",</text:p>
      <text:p text:style-name="P3"><text:s text:c="4"/>"nightwatch": "^0.9.12",</text:p>
      <text:p text:style-name="P3"><text:s text:c="4"/>"selenium-server": "^3.0.1",</text:p>
      <text:p text:style-name="P3"><text:s text:c="4"/>"semver": "^5.3.0",</text:p>
      <text:p text:style-name="P3"><text:s text:c="4"/>"opn": "^4.0.2",</text:p>
      <text:p text:style-name="P3"><text:s text:c="4"/>"optimize-css-assets-webpack-plugin": "^1.3.0",</text:p>
      <text:p text:style-name="P3"><text:s text:c="4"/>"ora": "^1.1.0",</text:p>
      <text:p text:style-name="P3"><text:s text:c="4"/>"rimraf": "^2.6.0",</text:p>
      <text:p text:style-name="P3"><text:s text:c="4"/>"url-loader": "^0.5.7",</text:p>
      <text:p text:style-name="P3"><text:s text:c="4"/>"vue-loader": "^11.0.0",</text:p>
      <text:p text:style-name="P3"><text:s text:c="4"/>"vue-style-loader": "^2.0.0",</text:p>
      <text:p text:style-name="P3"><text:s text:c="4"/>"vue-template-compiler": "^2.2.1",</text:p>
      <text:p text:style-name="P3"><text:s text:c="4"/>"webpack": "^2.2.1",</text:p>
      <text:p text:style-name="P3"><text:s text:c="4"/>"webpack-dev-middleware": "^1.10.0",</text:p>
      <text:p text:style-name="P3"><text:s text:c="4"/>"webpack-hot-middleware": "^2.16.1",</text:p>
      <text:p text:style-name="P3"><text:s text:c="4"/>"webpack-merge": "^2.6.1"</text:p>
      <text:p text:style-name="P3"><text:s text:c="2"/>},</text:p>
      <text:p text:style-name="P3"><text:s text:c="2"/>"engines": {</text:p>
      <text:p text:style-name="P3"><text:s text:c="4"/>"node": "&gt;= 4.0.0",</text:p>
      <text:p text:style-name="P3"><text:s text:c="4"/>"npm": "&gt;= 3.0.0"</text:p>
      <text:p text:style-name="P3"><text:s text:c="2"/>},</text:p>
      <text:p text:style-name="P3"><text:s text:c="2"/>"browserlist": [</text:p>
      <text:p text:style-name="P3"><text:s text:c="4"/>"&gt; 1%",</text:p>
      <text:p text:style-name="P3"><text:s text:c="4"/>"last 2 versions",</text:p>
      <text:p text:style-name="P3"><text:s text:c="4"/>"not ie &lt;= 8"</text:p>
      <text:p text:style-name="P3"><text:s text:c="2"/>]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09:37:18.845185380</meta:creation-date>
    <dc:date>2017-03-27T10:40:34.974684583</dc:date>
    <meta:editing-duration>PT5M3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5" meta:paragraph-count="214" meta:word-count="528" meta:character-count="5122" meta:non-whitespace-character-count="4188"/>
  </office:meta>
</office:document-meta>
</file>